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73" style:master-page-name="MasterPage2" style:family="paragraph" style:name="P49">
      <style:paragraph-properties fo:break-before="page"/>
    </style:style>
    <style:style style:parent-style-name="667" style:family="paragraph" style:name="P50">
      <style:paragraph-properties/>
    </style:style>
    <style:style style:parent-style-name="667" style:list-style-name="WWNum3" style:family="paragraph" style:name="P51">
      <style:paragraph-properties fo:margin-bottom="0pt"/>
    </style:style>
    <style:style style:family="text" style:name="T75">
      <style:text-properties fo:color="#000000"/>
    </style:style>
    <style:style style:family="text" style:name="T76">
      <style:text-properties fo:color="#000000"/>
    </style:style>
    <style:style style:family="text" style:name="T77">
      <style:text-properties fo:color="#000000"/>
    </style:style>
    <style:style style:parent-style-name="667" style:list-style-name="WWNum3" style:family="paragraph" style:name="P52">
      <style:paragraph-properties fo:margin-bottom="0pt"/>
    </style:style>
    <style:style style:family="text" style:name="T78">
      <style:text-properties fo:color="#000000"/>
    </style:style>
    <style:style style:parent-style-name="667" style:list-style-name="WWNum3" style:family="paragraph" style:name="P53">
      <style:paragraph-properties fo:margin-bottom="0pt"/>
    </style:style>
    <style:style style:family="text" style:name="T79">
      <style:text-properties fo:color="#000000"/>
    </style:style>
    <style:style style:parent-style-name="667" style:list-style-name="WWNum3" style:family="paragraph" style:name="P54">
      <style:paragraph-properties fo:margin-bottom="0pt"/>
    </style:style>
    <style:style style:family="text" style:name="T80">
      <style:text-properties fo:color="#000000"/>
    </style:style>
    <style:style style:family="text" style:name="T81">
      <style:text-properties fo:color="#000000"/>
    </style:style>
    <style:style style:family="text" style:name="T82">
      <style:text-properties fo:font-style="italic"/>
    </style:style>
    <style:style style:parent-style-name="667" style:list-style-name="WWNum3" style:family="paragraph" style:name="P55">
      <style:paragraph-properties fo:margin-bottom="0pt"/>
    </style:style>
    <style:style style:family="text" style:name="T83">
      <style:text-properties fo:color="#000000"/>
    </style:style>
    <style:style style:family="text" style:name="T84">
      <style:text-properties fo:color="#000000" fo:font-weight="bold"/>
    </style:style>
    <style:style style:family="text" style:name="T85">
      <style:text-properties fo:color="#000000"/>
    </style:style>
    <style:style style:parent-style-name="667" style:list-style-name="WWNum3" style:family="paragraph" style:name="P56">
      <style:paragraph-properties/>
    </style:style>
    <style:style style:family="text" style:name="T86">
      <style:text-properties fo:color="#000000"/>
    </style:style>
    <style:style style:family="text" style:name="T87">
      <style:text-properties fo:color="#000000"/>
    </style:style>
    <style:style style:parent-style-name="667" style:family="paragraph" style:name="P57">
      <style:paragraph-properties fo:margin-left="0cm" fo:text-indent="0cm"/>
    </style:style>
    <style:style style:family="text" style:name="T88">
      <style:text-properties fo:color="#000000"/>
    </style:style>
    <style:style style:family="text" style:name="T89">
      <style:text-properties fo:color="#000000"/>
    </style:style>
    <style:style style:parent-style-name="667" style:list-style-name="WWNum3" style:family="paragraph" style:name="P58">
      <style:paragraph-properties fo:margin-bottom="0pt"/>
    </style:style>
    <style:style style:family="text" style:name="T90">
      <style:text-properties fo:color="#000000"/>
    </style:style>
    <style:style style:parent-style-name="667" style:list-style-name="WWNum3" style:family="paragraph" style:name="P59">
      <style:paragraph-properties fo:margin-bottom="0pt"/>
    </style:style>
    <style:style style:family="text" style:name="T91">
      <style:text-properties fo:color="#000000"/>
    </style:style>
    <style:style style:parent-style-name="667" style:list-style-name="WWNum3" style:family="paragraph" style:name="P60">
      <style:paragraph-properties fo:margin-bottom="0pt"/>
    </style:style>
    <style:style style:parent-style-name="667" style:list-style-name="WWNum3" style:family="paragraph" style:name="P61">
      <style:paragraph-properties fo:margin-bottom="0pt"/>
    </style:style>
    <style:style style:family="text" style:name="T92">
      <style:text-properties fo:color="#000000"/>
    </style:style>
    <style:style style:family="text" style:name="T93">
      <style:text-properties fo:color="#000000"/>
    </style:style>
    <style:style style:parent-style-name="667" style:family="paragraph" style:name="P62">
      <style:paragraph-properties fo:margin-left="0cm" fo:text-indent="0cm" fo:margin-bottom="0pt"/>
    </style:style>
    <style:style style:family="text" style:name="T94">
      <style:text-properties/>
    </style:style>
    <style:style style:family="text" style:name="T95">
      <style:text-properties fo:color="#000000"/>
    </style:style>
    <style:style style:family="text" style:name="T96">
      <style:text-properties/>
    </style:style>
    <style:style style:family="text" style:name="T97">
      <style:text-properties/>
    </style:style>
    <style:style style:parent-style-name="667" style:family="paragraph" style:name="P63">
      <style:paragraph-properties fo:margin-bottom="0pt"/>
    </style:style>
    <style:style style:parent-style-name="667" style:list-style-name="WWNum3" style:family="paragraph" style:name="P64">
      <style:paragraph-properties fo:margin-bottom="0pt"/>
    </style:style>
    <style:style style:family="text" style:name="T98">
      <style:text-properties fo:color="#000000"/>
    </style:style>
    <style:style style:parent-style-name="667" style:list-style-name="WWNum3" style:family="paragraph" style:name="P65">
      <style:paragraph-properties fo:margin-bottom="0pt"/>
    </style:style>
    <style:style style:family="text" style:name="T99">
      <style:text-properties fo:color="#000000"/>
    </style:style>
    <style:style style:parent-style-name="667" style:list-style-name="WWNum3" style:family="paragraph" style:name="P66">
      <style:paragraph-properties fo:margin-bottom="0pt"/>
    </style:style>
    <style:style style:family="text" style:name="T100">
      <style:text-properties fo:color="#000000"/>
    </style:style>
    <style:style style:parent-style-name="667" style:list-style-name="WWNum3" style:family="paragraph" style:name="P67">
      <style:paragraph-properties/>
    </style:style>
    <style:style style:family="text" style:name="T101">
      <style:text-properties fo:color="#000000"/>
    </style:style>
    <style:style style:parent-style-name="667" style:family="paragraph" style:name="P68">
      <style:paragraph-properties fo:margin-left="0cm" fo:text-indent="0cm"/>
    </style:style>
    <style:style style:family="text" style:name="T102">
      <style:text-properties/>
    </style:style>
    <style:style style:family="text" style:name="T103">
      <style:text-properties fo:color="#000000"/>
    </style:style>
    <style:style style:family="text" style:name="T104">
      <style:text-properties/>
    </style:style>
    <style:style style:family="text" style:name="T105">
      <style:text-properties/>
    </style:style>
    <style:style style:parent-style-name="667" style:list-style-name="WWNum3" style:family="paragraph" style:name="P69">
      <style:paragraph-properties fo:margin-bottom="0pt"/>
    </style:style>
    <style:style style:family="text" style:name="T106">
      <style:text-properties fo:color="#000000"/>
    </style:style>
    <style:style style:parent-style-name="667" style:list-style-name="WWNum3" style:family="paragraph" style:name="P70">
      <style:paragraph-properties fo:margin-bottom="0pt"/>
    </style:style>
    <style:style style:family="text" style:name="T107">
      <style:text-properties fo:color="#000000"/>
    </style:style>
    <style:style style:parent-style-name="667" style:list-style-name="WWNum3" style:family="paragraph" style:name="P71">
      <style:paragraph-properties fo:margin-bottom="0pt"/>
    </style:style>
    <style:style style:family="text" style:name="T108">
      <style:text-properties fo:color="#000000"/>
    </style:style>
    <style:style style:parent-style-name="667" style:list-style-name="WWNum3" style:family="paragraph" style:name="P72">
      <style:paragraph-properties fo:margin-bottom="0pt"/>
    </style:style>
    <style:style style:family="text" style:name="T109">
      <style:text-properties fo:color="#000000"/>
    </style:style>
    <style:style style:parent-style-name="667" style:list-style-name="WWNum3" style:family="paragraph" style:name="P73">
      <style:paragraph-properties/>
    </style:style>
    <style:style style:family="text" style:name="T110">
      <style:text-properties fo:color="#000000"/>
    </style:style>
    <style:style style:parent-style-name="667" style:family="paragraph" style:name="P74">
      <style:paragraph-properties/>
    </style:style>
    <style:style style:parent-style-name="640" style:family="text" style:name="T111">
      <style:text-properties/>
    </style:style>
    <style:style style:parent-style-name="640" style:family="text" style:name="T112">
      <style:text-properties fo:color="#0563c1" style:text-underline-type="single" style:text-underline-style="solid" style:text-underline-width="auto" style:text-underline-color="font-color"/>
    </style:style>
    <style:style style:parent-style-name="640" style:family="text" style:name="T113">
      <style:text-properties fo:color="#0563c1" style:text-underline-type="single" style:text-underline-style="solid" style:text-underline-width="auto" style:text-underline-color="font-color"/>
    </style:style>
    <style:style style:family="paragraph" style:name="P75">
      <style:paragraph-properties fo:break-before="page"/>
    </style:style>
    <style:style style:parent-style-name="667" style:family="paragraph" style:name="P76">
      <style:paragraph-properties/>
    </style:style>
    <style:style style:family="text" style:name="T114">
      <style:text-properties fo:font-size="14pt" fo:font-weight="bold"/>
    </style:style>
    <style:style style:parent-style-name="667" style:list-style-name="WWNum1" style:family="paragraph" style:name="P77">
      <style:paragraph-properties fo:margin-bottom="0pt"/>
    </style:style>
    <style:style style:parent-style-name="667" style:list-style-name="WWNum1" style:family="paragraph" style:name="P78">
      <style:paragraph-properties fo:margin-bottom="0pt"/>
    </style:style>
    <style:style style:parent-style-name="667" style:list-style-name="WWNum1" style:family="paragraph" style:name="P79">
      <style:paragraph-properties fo:margin-bottom="0pt"/>
    </style:style>
    <style:style style:family="text" style:name="T115">
      <style:text-properties fo:color="#000000"/>
    </style:style>
    <style:style style:family="text" style:name="T116">
      <style:text-properties fo:color="#000000"/>
    </style:style>
    <style:style style:family="text" style:name="T117">
      <style:text-properties fo:color="#000000"/>
    </style:style>
    <style:style style:family="text" style:name="T118">
      <style:text-properties fo:color="#000000"/>
    </style:style>
    <style:style style:parent-style-name="667" style:list-style-name="WWNum1" style:family="paragraph" style:name="P80">
      <style:paragraph-properties fo:margin-bottom="0pt"/>
    </style:style>
    <style:style style:family="text" style:name="T119">
      <style:text-properties fo:color="#000000"/>
    </style:style>
    <style:style style:family="text" style:name="T120">
      <style:text-properties fo:color="#000000"/>
    </style:style>
    <style:style style:family="text" style:name="T121">
      <style:text-properties fo:font-weight="bold"/>
    </style:style>
    <style:style style:family="text" style:name="T122">
      <style:text-properties fo:color="#000000"/>
    </style:style>
    <style:style style:family="text" style:name="T123">
      <style:text-properties fo:color="#000000"/>
    </style:style>
    <style:style style:parent-style-name="667" style:list-style-name="WWNum1" style:family="paragraph" style:name="P81">
      <style:paragraph-properties/>
    </style:style>
    <style:style style:family="text" style:name="T124">
      <style:text-properties fo:color="#000000"/>
    </style:style>
    <style:style style:family="text" style:name="T125">
      <style:text-properties fo:color="#000000"/>
    </style:style>
  </office:automatic-styles>
  <office:body>
    <office:text text:use-soft-page-breaks="true">
      <text:p text:style-name="P49"><text:span/><text:bookmark-start text:name="_ni2gzovtbkfa"/><text:span/><text:bookmark-end text:name="_ni2gzovtbkfa"/><text:span>Lexique des données</text:span><text:span/></text:p>
      <text:p text:style-name="P50"><text:span>Il y a 4 fichiers CSV à disposition :</text:span><text:span/></text:p>
      <text:list text:style-name="WWNum3" text:continue-numbering="true">
        <text:list-item>
          <text:p text:style-name="P51"><text:span text:style-name="T75">Un fichier de disponibilité alimentaire </text:span><text:span>pour l’année 2017</text:span><text:span text:style-name="T76"> qui contient 17</text:span><text:span> </text:span><text:span text:style-name="T77">variables :</text:span><text:span/></text:p>
        </text:list-item>
        <text:list-item>
          <text:list>
            <text:list-item>
              <text:p text:style-name="P52"><text:span text:style-name="T78">Le pays</text:span><text:span>.</text:span><text:span/></text:p>
            </text:list-item>
            <text:list-item>
              <text:p text:style-name="P53"><text:span text:style-name="T79">Le produit.</text:span><text:span/></text:p>
            </text:list-item>
            <text:list-item>
              <text:p text:style-name="P54"><text:span text:style-name="T80">4 variables de disponibilité alimentaire. Ces 4 variables sont exprimées dans des unités bien spécifiques, qui sont précisées directement dans le nom de la variable. </text:span><text:span>À</text:span><text:span text:style-name="T81"> noter cependant q</text:span><text:span>ue la notation </text:span><text:span text:style-name="T82">kcal</text:span><text:span> est un abus de langage, elle correspond à une calorie réelle.</text:span><text:span/></text:p>
            </text:list-item>
            <text:list-item>
              <text:p text:style-name="P55"><text:span text:style-name="T83">10 variables qui précisent les utilisations/moyens d’acquisition de la disponibilité alimentaire. Elles sont toutes exprimées en </text:span><text:span text:style-name="T84">milliers de tonnes</text:span><text:span text:style-name="T85">.</text:span><text:span/></text:p>
            </text:list-item>
            <text:list-item>
              <text:p text:style-name="P56"><text:span text:style-name="T86">Enfin, une variable type qui précise si le pro</text:span><text:span text:style-name="T87">duit est d’origine animale ou végétale.</text:span><text:span/></text:p>
            </text:list-item>
          </text:list>
        </text:list-item>
      </text:list>
      <text:p text:style-name="P57"><text:span text:style-name="T88">——————————————————————————————————————————————</text:span><text:span text:style-name="T89"/></text:p>
      <text:list text:style-name="WWNum3" text:continue-numbering="true">
        <text:list-item>
          <text:p text:style-name="P58"><text:span text:style-name="T90">Un fichier d’insécurité alimentaire, qui inclut :</text:span><text:span/></text:p>
        </text:list-item>
        <text:list-item>
          <text:list>
            <text:list-item>
              <text:p text:style-name="P59"><text:span text:style-name="T91">Le pays.</text:span><text:span/></text:p>
            </text:list-item>
            <text:list-item>
              <text:p text:style-name="P60"><text:span>Intervalle d’années.</text:span><text:span/></text:p>
            </text:list-item>
            <text:list-item>
              <text:p text:style-name="P61"><text:span text:style-name="T92">Le</text:span><text:span><text:s/></text:span><text:span text:style-name="T93">nombre de personnes en sous-alimentation en millions d’habitants </text:span><text:span>(ex. : pour l’intervalle 2016-2018, le nombre de personnes correspond à la moyenne sur ces 3 années, on peut le résumer en 2017).</text:span><text:span/></text:p>
            </text:list-item>
          </text:list>
        </text:list-item>
      </text:list>
      <text:p text:style-name="P62"><text:span text:style-name="T94"/><text:span text:style-name="T95">——————————————————————————————————————————————</text:span><text:span/><text:span text:style-name="T96"/><text:span text:style-name="T97"/></text:p>
      <text:p text:style-name="P63"><text:span/><text:span/></text:p>
      <text:list text:style-name="WWNum3" text:continue-numbering="true">
        <text:list-item>
          <text:p text:style-name="P64"><text:span text:style-name="T98">Un fichier de population qui inclut :</text:span><text:span/></text:p>
        </text:list-item>
        <text:list-item>
          <text:list>
            <text:list-item>
              <text:p text:style-name="P65"><text:span text:style-name="T99">Le pays.</text:span><text:span/></text:p>
            </text:list-item>
            <text:list-item>
              <text:p text:style-name="P66"><text:span text:style-name="T100">L’année.</text:span><text:span/></text:p>
            </text:list-item>
            <text:list-item>
              <text:p text:style-name="P67"><text:span text:style-name="T101">La population du pays, exprimée en milliers d’habitant</text:span><text:span>s.</text:span><text:span/></text:p>
            </text:list-item>
          </text:list>
        </text:list-item>
      </text:list>
      <text:p text:style-name="P68"><text:span text:style-name="T102"/><text:span text:style-name="T103">——————————————————————————————————————————————</text:span><text:span/><text:span text:style-name="T104"/><text:span text:style-name="T105"/></text:p>
      <text:list text:style-name="WWNum3" text:continue-numbering="true">
        <text:list-item>
          <text:p text:style-name="P69"><text:span text:style-name="T106">Un fichier d’aide alimentaire qui contient :</text:span><text:span/></text:p>
        </text:list-item>
        <text:list-item>
          <text:list>
            <text:list-item>
              <text:p text:style-name="P70"><text:span text:style-name="T107">Le pays bénéficiaire.</text:span><text:span/></text:p>
            </text:list-item>
            <text:list-item>
              <text:p text:style-name="P71"><text:span text:style-name="T108">L’année.</text:span><text:span/></text:p>
            </text:list-item>
            <text:list-item>
              <text:p text:style-name="P72"><text:span text:style-name="T109">Le produit.</text:span><text:span/></text:p>
            </text:list-item>
            <text:list-item>
              <text:p text:style-name="P73"><text:span text:style-name="T110">La quantité qui a été donnée comme aide alimentaire, en tonnes.</text:span><text:span/></text:p>
            </text:list-item>
          </text:list>
        </text:list-item>
      </text:list>
      <text:p text:style-name="P74"><text:span>L’ensemble de ces fichiers provient initialement des données de la FAO téléchargeables librement ici : </text:span><text:a xlink:href="http://www.fao.org/faostat/fr/#data" xlink:type="simple"><text:span text:style-name="T111"/><text:span text:style-name="T112">http://www.fao.</text:span><text:span text:style-name="T113">org/faostat/fr/#data</text:span></text:a><text:span/><text:span/></text:p>
      <text:p text:style-name="P75"><text:span/><text:span/></text:p>
      <text:p text:style-name="P76"><text:span text:style-name="T114">Notes de mes précédentes recherches</text:span><text:span/></text:p>
      <text:list text:style-name="WWNum1" text:continue-numbering="true">
        <text:list-item>
          <text:p text:style-name="P77"><text:span>La disponibilité alimentaire correspond à la disponibilité d'aliments en quantité suffisante et d'une qualité appropriée pour l’alimentation humaine.</text:span><text:span/></text:p>
        </text:list-item>
        <text:list-item>
          <text:p text:style-name="P78"><text:span>La disponibilité intérieure correspond à la disponibilité totale d’un aliment au sein du pays.</text:span><text:span/></text:p>
        </text:list-item>
        <text:list-item>
          <text:p text:style-name="P79"><text:span text:style-name="T115">Il y a un lien logique entre l’ensemble des 10 variables exprimées en milliers de tonnes sur les utilisations de la disponibilité intérieure, qui peut s’exprimer avec une équation du type : A1 + A2 + … = dispo</text:span><text:span text:style-name="T116">nibilité intérieure = B1 + B2 + …</text:span><text:span text:style-name="T117"><text:line-break/></text:span><text:span text:style-name="T118">Mais je ne me souviens plus exactement !</text:span><text:span/></text:p>
        </text:list-item>
        <text:list-item>
          <text:p text:style-name="P80"><text:span text:style-name="T119">Lors de mes recherches, j’ai découvert des chiffres intéressants sur l’utilisation des céréales, notamment la répartition</text:span><text:span> entre l’</text:span><text:span text:style-name="T120">alimentation humaine (colonne </text:span><text:span text:style-name="T121">Nourriture</text:span><text:span>) et l’</text:span><text:span text:style-name="T122">alim</text:span><text:span text:style-name="T123">entation pour animaux. La liste des céréales peut être trouvée </text:span><text:span>en allant fouiller un peu dans l’onglet Bilans alimentaires, sur le lien juste ci-dessus.</text:span><text:span/></text:p>
        </text:list-item>
        <text:list-item>
          <text:p text:style-name="P81"><text:span text:style-name="T124">Enfin, je me souviens d’un exemple étonnant d’utilisation du manioc par la Thaïlande aux égards de la p</text:span><text:span text:style-name="T125">roportion de personnes en sous-nutrition. Il serait intéressant d’aller à nouveau y jeter un coup d’œil, de mémoire ça concerna</text:span><text:span>it l’exportation par rapport à la production.</text:span><text:span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/>
      <style:paragraph-properties fo:line-height="100%" fo:text-align="left" style:tab-stop-distance="35.45pt" fo:margin-top="0pt" fo:margin-bottom="10pt" fo:border="none"/>
    </style:default-style>
    <style:default-style style:family="text">
      <style:text-properties fo:font-family="Arial" style:font-family-asian="Times New Roman" style:font-family-complex="Arial" fo:font-size="11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03">
      <style:text-properties fo:font-family="Arial" style:font-family-complex="Arial" fo:font-size="11pt" fo:language="en" fo:country="US"/>
      <style:paragraph-properties fo:line-height="100%" fo:text-align="left" fo:margin-bottom="10pt" fo:border="none"/>
    </style:style>
    <style:style style:display-name="DStyle_text" style:family="text" style:name="604">
      <style:text-properties fo:font-family="Arial" style:font-family-complex="Arial" fo:font-size="11pt" fo:language="en" fo:country="US"/>
    </style:style>
    <style:style style:parent-style-name="665" style:display-name="Heading 1" style:family="paragraph" style:name="605">
      <style:text-properties fo:font-family="Arial" style:font-family-complex="Arial" fo:font-size="20pt"/>
      <style:paragraph-properties fo:margin-top="24pt" fo:margin-bottom="10pt"/>
    </style:style>
    <style:style style:parent-style-name="603" style:display-name="Heading 1 Char" style:family="text" style:name="606">
      <style:text-properties fo:font-family="Arial" style:font-family-complex="Arial" fo:font-size="20pt"/>
    </style:style>
    <style:style style:parent-style-name="665" style:display-name="Heading 2" style:family="paragraph" style:name="607">
      <style:text-properties fo:font-family="Arial" style:font-family-complex="Arial" fo:font-size="17pt"/>
      <style:paragraph-properties fo:margin-top="18pt" fo:margin-bottom="10pt"/>
    </style:style>
    <style:style style:parent-style-name="603" style:display-name="Heading 2 Char" style:family="text" style:name="608">
      <style:text-properties fo:font-family="Arial" style:font-family-complex="Arial" fo:font-size="17pt"/>
    </style:style>
    <style:style style:parent-style-name="665" style:display-name="Heading 3" style:family="paragraph" style:name="609">
      <style:text-properties fo:font-family="Arial" style:font-family-complex="Arial" fo:font-size="15pt"/>
      <style:paragraph-properties fo:margin-top="16pt" fo:margin-bottom="10pt"/>
    </style:style>
    <style:style style:parent-style-name="603" style:display-name="Heading 3 Char" style:family="text" style:name="610">
      <style:text-properties fo:font-family="Arial" style:font-family-complex="Arial" fo:font-size="15pt"/>
    </style:style>
    <style:style style:parent-style-name="665" style:display-name="Heading 4" style:family="paragraph" style:name="611">
      <style:text-properties fo:font-family="Arial" style:font-family-complex="Arial" fo:font-size="13pt" fo:font-weight="bold"/>
      <style:paragraph-properties fo:margin-top="16pt" fo:margin-bottom="10pt"/>
    </style:style>
    <style:style style:parent-style-name="603" style:display-name="Heading 4 Char" style:family="text" style:name="612">
      <style:text-properties fo:font-family="Arial" style:font-family-complex="Arial" fo:font-size="13pt" fo:font-weight="bold"/>
    </style:style>
    <style:style style:parent-style-name="665" style:display-name="Heading 5" style:family="paragraph" style:name="613">
      <style:text-properties fo:font-family="Arial" style:font-family-complex="Arial" fo:font-size="12pt" fo:font-weight="bold"/>
      <style:paragraph-properties fo:margin-top="16pt" fo:margin-bottom="10pt"/>
    </style:style>
    <style:style style:parent-style-name="603" style:display-name="Heading 5 Char" style:family="text" style:name="614">
      <style:text-properties fo:font-family="Arial" style:font-family-complex="Arial" fo:font-size="12pt" fo:font-weight="bold"/>
    </style:style>
    <style:style style:parent-style-name="665" style:display-name="Heading 6" style:family="paragraph" style:name="615">
      <style:text-properties fo:font-family="Arial" style:font-family-complex="Arial" fo:font-size="11pt" fo:font-weight="bold"/>
      <style:paragraph-properties fo:margin-top="16pt" fo:margin-bottom="10pt"/>
    </style:style>
    <style:style style:parent-style-name="603" style:display-name="Heading 6 Char" style:family="text" style:name="616">
      <style:text-properties fo:font-family="Arial" style:font-family-complex="Arial" fo:font-size="11pt" fo:font-weight="bold"/>
    </style:style>
    <style:style style:parent-style-name="665" style:display-name="Heading 7" style:family="paragraph" style:name="617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03" style:display-name="Heading 7 Char" style:family="text" style:name="618">
      <style:text-properties fo:font-family="Arial" style:font-family-complex="Arial" fo:font-size="11pt" fo:font-style="italic" fo:font-weight="bold"/>
    </style:style>
    <style:style style:parent-style-name="665" style:display-name="Heading 8" style:family="paragraph" style:name="619">
      <style:text-properties fo:font-family="Arial" style:font-family-complex="Arial" fo:font-size="11pt" fo:font-style="italic"/>
      <style:paragraph-properties fo:margin-top="16pt" fo:margin-bottom="10pt"/>
    </style:style>
    <style:style style:parent-style-name="603" style:display-name="Heading 8 Char" style:family="text" style:name="620">
      <style:text-properties fo:font-family="Arial" style:font-family-complex="Arial" fo:font-size="11pt" fo:font-style="italic"/>
    </style:style>
    <style:style style:parent-style-name="665" style:display-name="Heading 9" style:family="paragraph" style:name="621">
      <style:text-properties fo:font-family="Arial" style:font-family-complex="Arial" fo:font-size="10.5pt" fo:font-style="italic"/>
      <style:paragraph-properties fo:margin-top="16pt" fo:margin-bottom="10pt"/>
    </style:style>
    <style:style style:parent-style-name="603" style:display-name="Heading 9 Char" style:family="text" style:name="622">
      <style:text-properties fo:font-family="Arial" style:font-family-complex="Arial" fo:font-size="10.5pt" fo:font-style="italic"/>
    </style:style>
    <style:style style:parent-style-name="665" style:display-name="List Paragraph" style:family="paragraph" style:name="623">
      <style:paragraph-properties fo:margin-left="1.27cm" fo:margin-right="0cm" fo:text-indent="0cm"/>
    </style:style>
    <style:style style:parent-style-name="603" style:display-name="No Spacing" style:family="paragraph" style:name="624">
      <style:paragraph-properties fo:line-height="100%" fo:margin-top="0pt" fo:margin-bottom="0pt"/>
    </style:style>
    <style:style style:parent-style-name="665" style:display-name="Title" style:family="paragraph" style:name="625">
      <style:text-properties fo:font-size="24pt"/>
      <style:paragraph-properties fo:margin-top="15pt" fo:margin-bottom="10pt"/>
    </style:style>
    <style:style style:parent-style-name="603" style:display-name="Title Char" style:family="text" style:name="626">
      <style:text-properties fo:font-size="24pt"/>
    </style:style>
    <style:style style:parent-style-name="665" style:display-name="Subtitle" style:family="paragraph" style:name="627">
      <style:text-properties fo:font-size="12pt"/>
      <style:paragraph-properties fo:margin-top="10pt" fo:margin-bottom="10pt"/>
    </style:style>
    <style:style style:parent-style-name="603" style:display-name="Subtitle Char" style:family="text" style:name="628">
      <style:text-properties fo:font-size="12pt"/>
    </style:style>
    <style:style style:parent-style-name="665" style:display-name="Quote" style:family="paragraph" style:name="629">
      <style:text-properties fo:font-style="italic"/>
      <style:paragraph-properties fo:margin-left="1.27cm" fo:margin-right="1.27cm" fo:text-indent="0cm"/>
    </style:style>
    <style:style style:parent-style-name="603" style:display-name="Quote Char" style:family="text" style:name="630">
      <style:text-properties fo:font-style="italic"/>
    </style:style>
    <style:style style:parent-style-name="665" style:display-name="Intense Quote" style:family="paragraph" style:name="631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03" style:display-name="Intense Quote Char" style:family="text" style:name="632">
      <style:text-properties fo:font-style="italic"/>
    </style:style>
    <style:style style:parent-style-name="665" style:display-name="Header" style:family="paragraph" style:name="633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03" style:display-name="Header Char" style:family="text" style:name="634"/>
    <style:style style:parent-style-name="665" style:display-name="Footer" style:family="paragraph" style:name="635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03" style:display-name="Footer Char" style:family="text" style:name="636"/>
    <style:style style:parent-style-name="665" style:display-name="Caption" style:family="paragraph" style:name="637">
      <style:text-properties fo:color="#4f81bd" fo:font-size="9pt" fo:font-weight="bold"/>
      <style:paragraph-properties fo:line-height="115%"/>
    </style:style>
    <style:style style:parent-style-name="603" style:display-name="Caption Char" style:family="text" style:name="638"/>
    <style:style style:parent-style-name="603" style:display-name="Hyperlink" style:family="text" style:name="639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03" style:display-name="Internet link" style:family="text" style:name="640">
      <style:text-properties fo:color="#0000ff" style:text-underline-type="single" style:text-underline-style="solid" style:text-underline-width="auto" style:text-underline-color="font-color"/>
    </style:style>
    <style:style style:parent-style-name="665" style:display-name="footnote text" style:family="paragraph" style:name="641">
      <style:text-properties fo:font-size="9pt"/>
      <style:paragraph-properties fo:line-height="100%" fo:margin-bottom="2pt"/>
    </style:style>
    <style:style style:parent-style-name="603" style:display-name="Footnote Text Char" style:family="text" style:name="642">
      <style:text-properties fo:font-size="9pt"/>
    </style:style>
    <style:style style:parent-style-name="603" style:display-name="footnote reference" style:family="text" style:name="643">
      <style:text-properties style:text-position="super 58%"/>
    </style:style>
    <style:style style:parent-style-name="665" style:display-name="endnote text" style:family="paragraph" style:name="644">
      <style:text-properties fo:font-size="10pt"/>
      <style:paragraph-properties fo:line-height="100%" fo:margin-bottom="0pt"/>
    </style:style>
    <style:style style:parent-style-name="603" style:display-name="Endnote Text Char" style:family="text" style:name="645">
      <style:text-properties fo:font-size="10pt"/>
    </style:style>
    <style:style style:parent-style-name="603" style:display-name="endnote reference" style:family="text" style:name="646">
      <style:text-properties style:text-position="super 58%"/>
    </style:style>
    <style:style style:parent-style-name="665" style:display-name="toc 1" style:family="paragraph" style:name="647">
      <style:paragraph-properties fo:margin-left="0cm" fo:margin-right="0cm" fo:text-indent="0cm" fo:margin-bottom="2.85pt"/>
    </style:style>
    <style:style style:parent-style-name="665" style:display-name="toc 2" style:family="paragraph" style:name="648">
      <style:paragraph-properties fo:margin-left="0.4992cm" fo:margin-right="0cm" fo:text-indent="0cm" fo:margin-bottom="2.85pt"/>
    </style:style>
    <style:style style:parent-style-name="665" style:display-name="toc 3" style:family="paragraph" style:name="649">
      <style:paragraph-properties fo:margin-left="1cm" fo:margin-right="0cm" fo:text-indent="0cm" fo:margin-bottom="2.85pt"/>
    </style:style>
    <style:style style:parent-style-name="665" style:display-name="toc 4" style:family="paragraph" style:name="650">
      <style:paragraph-properties fo:margin-left="1.499cm" fo:margin-right="0cm" fo:text-indent="0cm" fo:margin-bottom="2.85pt"/>
    </style:style>
    <style:style style:parent-style-name="665" style:display-name="toc 5" style:family="paragraph" style:name="651">
      <style:paragraph-properties fo:margin-left="2cm" fo:margin-right="0cm" fo:text-indent="0cm" fo:margin-bottom="2.85pt"/>
    </style:style>
    <style:style style:parent-style-name="665" style:display-name="toc 6" style:family="paragraph" style:name="652">
      <style:paragraph-properties fo:margin-left="2.5cm" fo:margin-right="0cm" fo:text-indent="0cm" fo:margin-bottom="2.85pt"/>
    </style:style>
    <style:style style:parent-style-name="665" style:display-name="toc 7" style:family="paragraph" style:name="653">
      <style:paragraph-properties fo:margin-left="3.001cm" fo:margin-right="0cm" fo:text-indent="0cm" fo:margin-bottom="2.85pt"/>
    </style:style>
    <style:style style:parent-style-name="665" style:display-name="toc 8" style:family="paragraph" style:name="654">
      <style:paragraph-properties fo:margin-left="3.5cm" fo:margin-right="0cm" fo:text-indent="0cm" fo:margin-bottom="2.85pt"/>
    </style:style>
    <style:style style:parent-style-name="665" style:display-name="toc 9" style:family="paragraph" style:name="655">
      <style:paragraph-properties fo:margin-left="4.001cm" fo:margin-right="0cm" fo:text-indent="0cm" fo:margin-bottom="2.85pt"/>
    </style:style>
    <style:style style:parent-style-name="603" style:display-name="TOC Heading" style:family="paragraph" style:name="656"/>
    <style:style style:parent-style-name="665" style:display-name="table of figures" style:family="paragraph" style:name="657">
      <style:paragraph-properties fo:margin-bottom="0pt"/>
    </style:style>
    <style:style style:class="default" style:display-name="DStyle_paragraph" style:family="paragraph" style:name="658">
      <style:text-properties fo:font-variant="normal" fo:text-transform="none" fo:color="#000000" style:text-line-through-type="none" style:text-position="0% 100%" fo:font-family="Calibri" style:font-family-asian="Times New Roman" style:font-family-complex="Calibri" fo:font-size="11pt" fo:letter-spacing="0pt" fo:language="fr" fo:country="FR" fo:font-style="normal" style:text-underline-type="none" style:text-underline-width="auto" fo:font-weight="normal"/>
      <style:paragraph-properties fo:line-height="100%" fo:text-align="left" fo:margin-top="0pt" fo:margin-bottom="10pt" fo:border="none"/>
    </style:style>
    <style:style style:parent-style-name="665" style:display-name="Titre 1" style:family="paragraph" style:name="659">
      <style:text-properties fo:font-size="24pt" fo:font-weight="bold"/>
      <style:paragraph-properties fo:margin-top="24pt" fo:margin-bottom="6pt"/>
    </style:style>
    <style:style style:parent-style-name="665" style:display-name="Titre 2" style:family="paragraph" style:name="660">
      <style:text-properties fo:font-size="18pt" fo:font-weight="bold"/>
      <style:paragraph-properties fo:margin-top="18pt" fo:margin-bottom="4pt"/>
    </style:style>
    <style:style style:parent-style-name="665" style:display-name="Titre 3" style:family="paragraph" style:name="661">
      <style:text-properties fo:font-size="14pt" fo:font-weight="bold"/>
      <style:paragraph-properties fo:margin-top="14pt" fo:margin-bottom="4pt"/>
    </style:style>
    <style:style style:parent-style-name="665" style:display-name="Titre 4" style:family="paragraph" style:name="662">
      <style:text-properties fo:font-size="12pt" fo:font-weight="bold"/>
      <style:paragraph-properties fo:margin-top="12pt" fo:margin-bottom="2pt"/>
    </style:style>
    <style:style style:parent-style-name="665" style:display-name="Titre 5" style:family="paragraph" style:name="663">
      <style:text-properties fo:font-weight="bold"/>
      <style:paragraph-properties fo:margin-top="11pt" fo:margin-bottom="2pt"/>
    </style:style>
    <style:style style:parent-style-name="665" style:display-name="Titre 6" style:family="paragraph" style:name="664">
      <style:text-properties fo:font-size="10pt" fo:font-weight="bold"/>
      <style:paragraph-properties fo:margin-top="10pt" fo:margin-bottom="2pt"/>
    </style:style>
    <style:style style:parent-style-name="658" style:display-name="Normal" style:family="paragraph" style:name="665">
      <style:text-properties/>
      <style:paragraph-properties/>
    </style:style>
    <style:style style:parent-style-name="658" style:display-name="Police par défaut" style:family="text" style:name="666"/>
    <style:style style:parent-style-name="658" style:display-name="Standard" style:family="paragraph" style:name="667">
      <style:text-properties/>
      <style:paragraph-properties fo:line-height="107.083%" fo:margin-bottom="8pt"/>
    </style:style>
    <style:style style:parent-style-name="667" style:display-name="Heading" style:family="paragraph" style:name="668">
      <style:text-properties fo:font-family="Liberation Sans" style:font-family-complex="Liberation Sans" fo:font-size="14pt"/>
      <style:paragraph-properties fo:margin-top="12pt" fo:margin-bottom="6pt"/>
    </style:style>
    <style:style style:parent-style-name="667" style:display-name="Text body" style:family="paragraph" style:name="669">
      <style:paragraph-properties fo:line-height="115%" fo:margin-bottom="7pt"/>
    </style:style>
    <style:style style:parent-style-name="669" style:display-name="Liste" style:family="paragraph" style:name="670">
      <style:text-properties fo:font-size="12pt"/>
    </style:style>
    <style:style style:parent-style-name="667" style:display-name="Légende" style:family="paragraph" style:name="671">
      <style:text-properties fo:font-size="12pt" fo:font-style="italic"/>
      <style:paragraph-properties fo:margin-top="6pt" fo:margin-bottom="6pt"/>
    </style:style>
    <style:style style:parent-style-name="667" style:display-name="Index" style:family="paragraph" style:name="672">
      <style:text-properties fo:font-size="12pt"/>
    </style:style>
    <style:style style:parent-style-name="665" style:display-name="Titre" style:family="paragraph" style:name="673">
      <style:text-properties fo:font-size="36pt" fo:font-weight="bold"/>
      <style:paragraph-properties fo:margin-top="24pt" fo:margin-bottom="6pt"/>
    </style:style>
    <style:style style:parent-style-name="665" style:display-name="Sous-titre" style:family="paragraph" style:name="674">
      <style:text-properties fo:color="#666666" fo:font-family="Georgia" style:font-family-complex="Georgia" fo:font-size="24pt" fo:font-style="italic"/>
      <style:paragraph-properties fo:margin-top="18pt" fo:margin-bottom="4pt"/>
    </style:style>
    <style:style style:parent-style-name="658" style:display-name="ListLabel 1" style:family="text" style:name="675"/>
    <style:style style:parent-style-name="658" style:display-name="ListLabel 2" style:family="text" style:name="676"/>
    <style:style style:parent-style-name="658" style:display-name="ListLabel 3" style:family="text" style:name="677"/>
    <style:style style:parent-style-name="658" style:display-name="ListLabel 4" style:family="text" style:name="678"/>
    <style:style style:parent-style-name="658" style:display-name="ListLabel 5" style:family="text" style:name="679"/>
    <style:style style:parent-style-name="658" style:display-name="ListLabel 6" style:family="text" style:name="680"/>
    <style:style style:parent-style-name="658" style:display-name="ListLabel 7" style:family="text" style:name="681"/>
    <style:style style:parent-style-name="658" style:display-name="ListLabel 8" style:family="text" style:name="682"/>
    <style:style style:parent-style-name="658" style:display-name="ListLabel 9" style:family="text" style:name="683"/>
    <style:style style:parent-style-name="658" style:display-name="ListLabel 10" style:family="text" style:name="684"/>
    <style:style style:parent-style-name="658" style:display-name="ListLabel 11" style:family="text" style:name="685">
      <style:text-properties fo:color="#0563c1" style:text-underline-type="single" style:text-underline-style="solid" style:text-underline-width="auto" style:text-underline-color="font-color"/>
    </style:style>
    <style:style style:parent-style-name="658" style:display-name="Internet link" style:family="text" style:name="686">
      <style:text-properties fo:color="#000080" style:text-underline-type="single" style:text-underline-style="solid" style:text-underline-width="auto" style:text-underline-color="font-color"/>
    </style:style>
    <style:style style:parent-style-name="658" style:display-name="WW_CharLFO1LVL1" style:family="text" style:name="687">
      <style:text-properties fo:font-family="Noto Sans Symbols" style:font-family-complex="Noto Sans Symbols"/>
    </style:style>
    <style:style style:parent-style-name="658" style:display-name="WW_CharLFO1LVL2" style:family="text" style:name="688">
      <style:text-properties fo:font-family="Courier New" style:font-family-complex="Courier New"/>
    </style:style>
    <style:style style:parent-style-name="658" style:display-name="WW_CharLFO1LVL3" style:family="text" style:name="689">
      <style:text-properties fo:font-family="Noto Sans Symbols" style:font-family-complex="Noto Sans Symbols"/>
    </style:style>
    <style:style style:parent-style-name="658" style:display-name="WW_CharLFO1LVL4" style:family="text" style:name="690">
      <style:text-properties fo:font-family="Noto Sans Symbols" style:font-family-complex="Noto Sans Symbols"/>
    </style:style>
    <style:style style:parent-style-name="658" style:display-name="WW_CharLFO1LVL5" style:family="text" style:name="691">
      <style:text-properties fo:font-family="Courier New" style:font-family-complex="Courier New"/>
    </style:style>
    <style:style style:parent-style-name="658" style:display-name="WW_CharLFO1LVL6" style:family="text" style:name="692">
      <style:text-properties fo:font-family="Noto Sans Symbols" style:font-family-complex="Noto Sans Symbols"/>
    </style:style>
    <style:style style:parent-style-name="658" style:display-name="WW_CharLFO1LVL7" style:family="text" style:name="693">
      <style:text-properties fo:font-family="Noto Sans Symbols" style:font-family-complex="Noto Sans Symbols"/>
    </style:style>
    <style:style style:parent-style-name="658" style:display-name="WW_CharLFO1LVL8" style:family="text" style:name="694">
      <style:text-properties fo:font-family="Courier New" style:font-family-complex="Courier New"/>
    </style:style>
    <style:style style:parent-style-name="658" style:display-name="WW_CharLFO1LVL9" style:family="text" style:name="695">
      <style:text-properties fo:font-family="Noto Sans Symbols" style:font-family-complex="Noto Sans Symbols"/>
    </style:style>
    <style:style style:parent-style-name="658" style:display-name="WW_CharLFO2LVL2" style:family="text" style:name="696">
      <style:text-properties fo:font-family="Calibri" style:font-family-complex="Calibri"/>
    </style:style>
    <style:style style:class="default" style:display-name="Default Paragraph Font" style:family="text" style:name="697"/>
    <style:style style:parent-style-name="658" style:display-name="T1" style:family="text" style:name="698">
      <style:text-properties fo:font-family="Noto Sans Symbols" style:font-family-complex="Noto Sans Symbols"/>
    </style:style>
    <style:style style:parent-style-name="658" style:display-name="T2" style:family="text" style:name="699">
      <style:text-properties fo:font-family="Courier New" style:font-family-complex="Courier New"/>
    </style:style>
    <style:style style:parent-style-name="658" style:display-name="T3" style:family="text" style:name="700">
      <style:text-properties fo:font-family="Noto Sans Symbols" style:font-family-complex="Noto Sans Symbols"/>
    </style:style>
    <style:style style:parent-style-name="658" style:display-name="T4" style:family="text" style:name="701">
      <style:text-properties fo:font-family="Noto Sans Symbols" style:font-family-complex="Noto Sans Symbols"/>
    </style:style>
    <style:style style:parent-style-name="658" style:display-name="T5" style:family="text" style:name="702">
      <style:text-properties fo:font-family="Courier New" style:font-family-complex="Courier New"/>
    </style:style>
    <style:style style:parent-style-name="658" style:display-name="T6" style:family="text" style:name="703">
      <style:text-properties fo:font-family="Noto Sans Symbols" style:font-family-complex="Noto Sans Symbols"/>
    </style:style>
    <style:style style:parent-style-name="658" style:display-name="T7" style:family="text" style:name="704">
      <style:text-properties fo:font-family="Noto Sans Symbols" style:font-family-complex="Noto Sans Symbols"/>
    </style:style>
    <style:style style:parent-style-name="658" style:display-name="T8" style:family="text" style:name="705">
      <style:text-properties fo:font-family="Courier New" style:font-family-complex="Courier New"/>
    </style:style>
    <style:style style:parent-style-name="658" style:display-name="T9" style:family="text" style:name="706">
      <style:text-properties fo:font-family="Noto Sans Symbols" style:font-family-complex="Noto Sans Symbols"/>
    </style:style>
    <style:style style:parent-style-name="658" style:display-name="T10" style:family="text" style:name="707">
      <style:text-properties fo:font-family="Calibri" style:font-family-complex="Calibri"/>
    </style:style>
    <style:style style:parent-style-name="658" style:display-name="T11" style:family="text" style:name="708">
      <style:text-properties fo:font-family="Symbol" style:font-family-complex="Symbol"/>
    </style:style>
    <style:style style:parent-style-name="658" style:display-name="T12" style:family="text" style:name="709">
      <style:text-properties fo:font-family="Courier New" style:font-family-complex="Courier New"/>
    </style:style>
    <style:style style:parent-style-name="658" style:display-name="T13" style:family="text" style:name="710">
      <style:text-properties fo:font-family="Wingdings" style:font-family-complex="Wingdings"/>
    </style:style>
    <style:style style:family="text" style:name="T1">
      <style:text-properties fo:font-family="Noto Sans Symbols" style:font-family-complex="Noto Sans Symbols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Noto Sans Symbols" style:font-family-complex="Noto Sans Symbols"/>
    </style:style>
    <style:style style:family="text" style:name="T4">
      <style:text-properties fo:font-family="Noto Sans Symbols" style:font-family-complex="Noto Sans Symbols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Noto Sans Symbols" style:font-family-complex="Noto Sans Symbols"/>
    </style:style>
    <style:style style:family="text" style:name="T7">
      <style:text-properties fo:font-family="Noto Sans Symbols" style:font-family-complex="Noto Sans Symbols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Noto Sans Symbols" style:font-family-complex="Noto Sans Symbols"/>
    </style:style>
    <style:style style:family="text" style:name="T10">
      <style:text-properties fo:font-family="Calibri" style:font-family-complex="Calibri"/>
    </style:style>
    <style:style style:family="text" style:name="T11">
      <style:text-properties fo:font-family="Symbol" style:font-family-complex="Symbol"/>
    </style:style>
    <style:style style:family="text" style:name="T12">
      <style:text-properties fo:font-family="Courier New" style:font-family-complex="Courier New"/>
    </style:style>
    <style:style style:family="text" style:name="T13">
      <style:text-properties fo:font-family="Wingdings" style:font-family-complex="Wingdings"/>
    </style:style>
    <text:list-style style:name="WWNum1">
      <text:list-level-style-bullet text:level="1" text:style-name="T1" text:bullet-char="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Noto Sans Symbols" style:font-family-complex="Noto Sans Symbols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complex="Courier New"/>
      </text:list-level-style-bullet>
      <text:list-level-style-bullet text:level="3" text:style-name="T3" text:bullet-char="▪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Noto Sans Symbols" style:font-family-complex="Noto Sans Symbols"/>
      </text:list-level-style-bullet>
      <text:list-level-style-bullet text:level="4" text:style-name="T4" text:bullet-char="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Noto Sans Symbols" style:font-family-complex="Noto Sans Symbols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complex="Courier New"/>
      </text:list-level-style-bullet>
      <text:list-level-style-bullet text:level="6" text:style-name="T6" text:bullet-char="▪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Noto Sans Symbols" style:font-family-complex="Noto Sans Symbols"/>
      </text:list-level-style-bullet>
      <text:list-level-style-bullet text:level="7" text:style-name="T7" text:bullet-char="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Noto Sans Symbols" style:font-family-complex="Noto Sans Symbols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9" text:bullet-char="▪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Noto Sans Symbols" style:font-family-complex="Noto Sans Symbols"/>
      </text:list-level-style-bullet>
    </text:list-style>
    <text:list-style style:name="WWNum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bullet text:level="2" text:style-name="T10" text:bullet-char="-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alibri" style:font-family-complex="Calibri"/>
      </text:list-level-style-bullet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3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style-name="T1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complex="Symbol"/>
      </text:list-level-style-bullet>
      <text:list-level-style-bullet text:level="8" text:style-name="T1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complex="Courier New"/>
      </text:list-level-style-bullet>
      <text:list-level-style-bullet text:level="9" text:style-name="T1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2cm" fo:margin-right="2.501cm" fo:margin-top="2cm" fo:margin-bottom="1.501cm"/>
    </style:page-layout>
    <style:page-layout style:name="Mpm2">
      <style:page-layout-properties fo:page-width="21cm" fo:page-height="29.7cm" style:print-orientation="portrait" fo:margin-left="2cm" fo:margin-right="2.501cm" fo:margin-top="2cm" fo:margin-bottom="1.501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